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4952" calcext:value-type="float">
            <text:p>83.0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9152" calcext:value-type="float">
            <text:p>82.3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6448" calcext:value-type="float">
            <text:p>80.5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1128" calcext:value-type="float">
            <text:p>79.8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92" calcext:value-type="float">
            <text:p>78.9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1928" calcext:value-type="float">
            <text:p>78.6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2456" calcext:value-type="float">
            <text:p>77.5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6288" calcext:value-type="float">
            <text:p>75.4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224" calcext:value-type="float">
            <text:p>75.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4496" calcext:value-type="float">
            <text:p>74.8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8936" calcext:value-type="float">
            <text:p>76.0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9136" calcext:value-type="float">
            <text:p>73.8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068" calcext:value-type="float">
            <text:p>74.0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1584" calcext:value-type="float">
            <text:p>72.8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205</text:p>
          </table:table-cell>
          <table:table-cell office:value-type="string" calcext:value-type="string">
            <text:p>TWDB:1021205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